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(number===0) {</text:p>
      <text:p text:style-name="Standard"><text:s text:c="2"/>console.log('El número es 0')</text:p>
      <text:p text:style-name="Standard">} else if (number&lt;0) {</text:p>
      <text:p text:style-name="Standard"><text:s text:c="2"/>console.log('El número es negativo')</text:p>
      <text:p text:style-name="Standard">} else if ((number+2)&gt;13&amp;&amp;number&lt;=20) {</text:p>
      <text:p text:style-name="Standard"><text:s text:c="2"/>console.log('El número más 2 es mayor que 13 pero menor o igual que 20')</text:p>
      <text:p text:style-name="Standard">} else if (number&gt;20&amp;&amp;number&lt;50) {</text:p>
      <text:p text:style-name="Standard"><text:s text:c="2"/>console.log('El número es mayor que 20 pero menor que 50')</text:p>
      <text:p text:style-name="Standard">} else {</text:p>
      <text:p text:style-name="Standard"><text:s text:c="2"/>console.log('el número no es 123123125')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8:54:23.458410861</meta:creation-date>
    <dc:date>2020-06-17T18:54:46.779211426</dc:date>
    <meta:editing-duration>PT24S</meta:editing-duration>
    <meta:editing-cycles>1</meta:editing-cycles>
    <meta:document-statistic meta:table-count="0" meta:image-count="0" meta:object-count="0" meta:page-count="1" meta:paragraph-count="11" meta:word-count="59" meta:character-count="366" meta:non-whitespace-character-count="308"/>
    <meta:generator>LibreOffice/6.4.3.2$Linux_X86_64 LibreOffice_project/40$Build-2</meta:generator>
  </office:meta>
</office:document-meta>
</file>